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9966cc" style:font-name="Calibri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9966cc" style:font-name="Consolas" fo:font-size="8pt" fo:font-weight="normal" style:font-size-asian="8pt" style:font-weight-asian="normal" style:font-size-complex="8pt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text-properties fo:color="#9966cc" style:font-name="Consolas" fo:font-size="8pt" fo:font-weight="normal" style:font-size-asian="8pt" style:font-weight-asian="normal" style:font-size-complex="8pt" style:font-weight-complex="normal"/>
    </style:style>
    <style:style style:name="P8" style:family="paragraph" style:parent-style-name="Standard" style:list-style-name="L1">
      <style:text-properties fo:color="#9966cc" style:font-name="Consolas" fo:font-size="8pt" style:text-underline-style="none" fo:font-weight="normal" style:font-size-asian="8pt" style:font-weight-asian="normal" style:font-size-complex="8pt" style:font-weight-complex="normal"/>
    </style:style>
    <style:style style:name="P9" style:family="paragraph" style:parent-style-name="Standard" style:list-style-name="L1">
      <style:text-properties fo:color="#9966cc" style:font-name="Calibri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fo:color="#9966cc"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text-properties fo:color="#9966cc"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text-properties fo:font-size="10pt" style:font-size-asian="10pt" style:font-size-complex="10pt"/>
    </style:style>
    <style:style style:name="P13" style:family="paragraph" style:parent-style-name="Standard" style:list-style-name="L1">
      <style:text-properties fo:color="#808080" style:font-name="Calibri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 style:list-style-name="L1">
      <style:text-properties fo:color="#6b2394" style:font-name="Calibri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4" style:family="text">
      <style:text-properties style:font-name="Calibri" fo:font-size="10pt" style:font-size-asian="10pt" style:font-size-complex="10pt"/>
    </style:style>
    <style:style style:name="T5" style:family="text">
      <style:text-properties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T6" style:family="text">
      <style:text-properties style:font-name="Calibri" fo:font-weight="normal" style:font-weight-asian="normal" style:font-weight-complex="normal"/>
    </style:style>
    <style:style style:name="T7" style:family="text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color="#0000ff" style:font-name="Calibri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00ff" style:font-name="Calibri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ff420e"/>
    </style:style>
    <style:style style:name="T11" style:family="text">
      <style:text-properties fo:color="#ff420e" style:font-name="Calibri" fo:font-weight="normal" style:font-weight-asian="normal" style:font-weight-complex="normal"/>
    </style:style>
    <style:style style:name="T12" style:family="text">
      <style:text-properties fo:color="#ff420e" style:font-name="Calibri"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color="#ff0000" style:font-name="Calibri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ff0000"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T15" style:family="text">
      <style:text-properties fo:color="#808080" style:font-name="Calibri" fo:font-size="10pt" fo:font-weight="bold" style:font-size-asian="10pt" style:font-weight-asian="bold" style:font-size-complex="10pt" style:font-weight-complex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color="#666666"/>
    </style:style>
    <style:style style:name="T18" style:family="text">
      <style:text-properties fo:color="#9966cc"/>
    </style:style>
    <style:style style:name="T19" style:family="text">
      <style:text-properties fo:color="#9966cc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color="#9966cc" style:font-name="Calibri" fo:font-size="10pt" style:text-underline-style="none" fo:font-weight="normal" style:font-size-asian="10pt" style:font-weight-asian="normal" style:font-size-complex="10pt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4">0 SHPO-GIS-Database </text:span><text:span text:style-name="T1">[charttype:orgchart]</text:span><text:span text:style-name="T7">[orientation:horizontal]</text:span></text:p>
      <text:p text:style-name="P2"/>
      <text:list xml:id="list27502915" text:style-name="L1">
        <text:list-item>
          <text:p text:style-name="P4"><text:span text:style-name="T1">Screen [name: </text:span><text:span text:style-name="T9">Completed-Projects]</text:span><text:span text:style-name="T1"> [</text:span><text:span text:style-name="T13">access:</text:span><text:span text:style-name="T1">(public)(gov)(registrant)(NRHP)(ER)(editor)(editor-proxy)(reviewer)(approver) (help-desk)] [show-above-tier:3] [width:750px][interface:user] <text:s/>[order:B]</text:span></text:p>
          <text:list>
            <text:list-item>
              <text:p text:style-name="P5">[definition: ]</text:p>
            </text:list-item>
            <text:list-item>
              <text:p text:style-name="P7">Non-Functional-Requirement [status:] [name: Completed-Projects][description: Provide a screen to show 'Completed Projects']</text:p>
            </text:list-item>
            <text:list-item>
              <text:p text:style-name="P9">Functional-Requirement[status:done] [name:Completed-Projects Screen-Access ] <text:s text:c="22"/>[description: Restrict screen access][show-screen-access:true]</text:p>
            </text:list-item>
            <text:list-item>
              <text:p text:style-name="P9">Assumption <text:s text:c="21"/>[status:done] [name:Completed-Projects-Assumption] [description: Assuming All projects can be organized in one List]</text:p>
            </text:list-item>
            <text:list-item>
              <text:p text:style-name="P9"/>
            </text:list-item>
            <text:list-item>
              <text:p text:style-name="P5">Header [text: Banner Image]</text:p>
              <text:list>
                <text:list-header>
                  <text:p text:style-name="P7"/>
                </text:list-header>
              </text:list>
            </text:list-item>
            <text:list-item>
              <text:p text:style-name="P5">Title [text: Completed Projects]</text:p>
            </text:list-item>
          </text:list>
        </text:list-item>
      </text:list>
      <text:p text:style-name="P3"/>
      <text:list xml:id="list31687688" text:continue-numbering="true" text:style-name="L1">
        <text:list-item>
          <text:list>
            <text:list-item>
              <text:p text:style-name="P4"><text:span text:style-name="T3">Home</text:span><text:span text:style-name="T5"> <text:s/>[type: goto-button][</text:span><text:span text:style-name="T14">access:</text:span><text:span text:style-name="T5">(public)(gov)(account)(registrant)(NRHP)(ER)(editor)(editor-proxy) (reviewer)(approver)][goto:Home]</text:span></text:p>
            </text:list-item>
            <text:list-item>
              <text:p text:style-name="P4"><text:span text:style-name="T3">Registration</text:span><text:span text:style-name="T5"> <text:s/>[type: goto-button][</text:span><text:span text:style-name="T14">access:</text:span><text:span text:style-name="T5">(public)(gov)(account)(registrant)(NRHP)(ER)(editor)(editor-proxy) (reviewer)(approver)][goto:Registration]</text:span></text:p>
            </text:list-item>
            <text:list-item>
              <text:p text:style-name="P4"><text:span text:style-name="T3">Ask SHPO</text:span><text:span text:style-name="T2"> </text:span><text:span text:style-name="T1">[type: new-button][</text:span><text:span text:style-name="T13">access:</text:span><text:span text:style-name="T1">(public)(account)(registrant)</text:span><text:span text:style-name="T5">(NRHP)(ER)(editor)(editor-proxy) (reviewer)(approver)</text:span><text:span text:style-name="T1">]</text:span></text:p>
            </text:list-item>
            <text:list-item>
              <text:p text:style-name="P4"><text:span text:style-name="T3">Terms of Use</text:span><text:span text:style-name="T2"> </text:span><text:span text:style-name="T1">[type: goto-button][goto:Terms of Use]</text:span></text:p>
            </text:list-item>
            <text:list-item>
              <text:p text:style-name="P4"><text:span text:style-name="T3">Logout</text:span><text:span text:style-name="T1"> [type: logout-button][access:(public)(account)(registrant)</text:span><text:span text:style-name="T5">(NRHP)(ER)(editor)(editor-proxy) (reviewer)(approver)</text:span><text:span text:style-name="T1">][goto:00-Start-Here]</text:span></text:p>
              <text:list>
                <text:list-header>
                  <text:p text:style-name="P6"/>
                </text:list-header>
              </text:list>
            </text:list-item>
            <text:list-item>
              <text:p text:style-name="P6">####### Account Registrant #######</text:p>
            </text:list-item>
            <text:list-item>
              <text:p text:style-name="P4"><text:span text:style-name="T1">Screen [name: account-registrant-Intro][type:textblock][interface:user][</text:span><text:span text:style-name="T13">access:</text:span><text:span text:style-name="T5">(public)</text:span><text:span text:style-name="T1">(account)(NRHP)(ER)(registrant)(reviewer)(approver)]</text:span></text:p>
              <text:list>
                <text:list-item>
                  <text:p text:style-name="P5">[definition: Describes the purpose of the Screen for the reader]</text:p>
                </text:list-item>
                <text:list-item>
                  <text:p text:style-name="P12"><text:span text:style-name="T6">Data-Controls [name:PD_Data-Control][ table: </text:span><text:span text:style-name="T11">Screen_Labels</text:span><text:span text:style-name="T6">]</text:span></text:p>
                  <text:list>
                    <text:list-item>
                      <text:p text:style-name="P5">Label [text: Combined list of all Completed Projects.]</text:p>
                    </text:list-item>
                    <text:list-item>
                      <text:p text:style-name="P5"/>
                    </text:list-item>
                  </text:list>
                </text:list-item>
              </text:list>
            </text:list-item>
            <text:list-item>
              <text:p text:style-name="P9"/>
              <text:list>
                <text:list-item>
                  <text:p text:style-name="P9"/>
                </text:list-item>
              </text:list>
            </text:list-item>
            <text:list-item>
              <text:p text:style-name="P13">## YOUR COMPLETED PROJECTS</text:p>
            </text:list-item>
            <text:list-item>
              <text:p text:style-name="P4"><text:span text:style-name="T15">Grid2</text:span><text:span text:style-name="T1"> [name: Project-Grid] [title: Your Completed Projects][type:horizontal][width:570px][limit-view:15] [</text:span><text:span text:style-name="T13">access:</text:span><text:span text:style-name="T1">(public)(account)(registrant)(NRHP)(ER)</text:span><text:span text:style-name="T5">(editor)(editor-proxy)(reviewer)(approver) </text:span><text:span text:style-name="T1">]</text:span></text:p>
              <text:list>
                <text:list-item>
                  <text:p text:style-name="P8">Functional-Requirement[status:done][name:Completed-Projects List ][description: Provide actor with a list of all his or her previously completed Projects.][see:List]</text:p>
                </text:list-item>
                <text:list-item>
                  <text:p text:style-name="P8">Functional-Requirement[status:done][name:Completed-Projects Titles/Storage][description: Provide Titles/Storage:][table:Projects-Completed]</text:p>
                </text:list-item>
                <text:list-item>
                  <text:p text:style-name="P8"/>
                </text:list-item>
                <text:list-item>
                  <text:p text:style-name="P9"><text:span text:style-name="T17">Data-Controls</text:span><text:span text:style-name="T1"> [name: GridDC</text:span><text:span text:style-name="T10">Completed-Projects</text:span><text:span text:style-name="T1">][table: </text:span><text:span text:style-name="T10">Projects-Completed</text:span><text:span text:style-name="T1">]</text:span></text:p>
                </text:list-item>
                <text:list-item>
                  <text:p text:style-name="P4"><text:span text:style-name="T3">Search</text:span><text:span text:style-name="T1"> [type: new-button][</text:span><text:span text:style-name="T13">access:</text:span><text:span text:style-name="T14">(public)(gov)(account)(registrant)(NRHP)(ER)(editor)(editor-proxy)(reviewer)(approver)</text:span><text:span text:style-name="T1">]</text:span></text:p>
                  <text:list>
                    <text:list-item>
                      <text:p text:style-name="P11">Functional-Requirement[status:done][name:Completed-Projects Keyword-Search][description: Provide a method to initiate a search dialog.][see:Keyword-Search]</text:p>
                    </text:list-item>
                  </text:list>
                </text:list-item>
                <text:list-item>
                  <text:p text:style-name="P11"/>
                </text:list-item>
                <text:list-item>
                  <text:p text:style-name="P4"><text:span text:style-name="T3">Clear</text:span><text:span text:style-name="T1"> [type: new-button][</text:span><text:span text:style-name="T13">access:</text:span><text:span text:style-name="T14">(public)(gov)(account)(registrant)(NRHP)(ER)(editor)(editor-proxy)(reviewer)(approver)</text:span><text:span text:style-name="T1">]</text:span></text:p>
                  <text:list>
                    <text:list-item>
                      <text:p text:style-name="P4"><text:span text:style-name="T20">Functional-Requirement[status:done][name:Completed-Projects Keyword-Search Search-Result-Clear][description: Provide method to clear and then refresh the Project-Grid. ]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T1">Screen [name: </text:span><text:span text:style-name="T8">Search-Projects</text:span><text:span text:style-name="T1">][type:overlay][right:create][interface:user] [</text:span><text:span text:style-name="T13">access:</text:span><text:span text:style-name="T1">(public)(gov)(registrant)(NRHP)(ER)(editor)(editor-proxy)(reviewer)(approver)]</text:span></text:p>
              <text:list>
                <text:list-item>
                  <text:p text:style-name="P5">[definition: Search projects interface]</text:p>
                </text:list-item>
                <text:list-item>
                  <text:p text:style-name="P4"><text:span text:style-name="T1">Data-Controls [name: DC</text:span><text:span text:style-name="T12">Project-Search </text:span><text:span text:style-name="T1">][table: </text:span><text:span text:style-name="T12">Search-Log</text:span><text:span text:style-name="T1">]</text:span></text:p>
                  <text:list>
                    <text:list-item>
                      <text:p text:style-name="P5">Hidden-Value [name:search-log-type][value:Project]</text:p>
                    </text:list-item>
                    <text:list-item>
                      <text:p text:style-name="P5"/>
                    </text:list-item>
                  </text:list>
                </text:list-item>
                <text:list-item>
                  <text:p text:style-name="P5"><text:span text:style-name="T16">Close</text:span>[type: close-button]</text:p>
                </text:list-item>
                <text:list-item>
                  <text:p text:style-name="P5"><text:span text:style-name="T19">Search</text:span><text:span text:style-name="T18"> [type: save-button]</text:span></text:p>
                </text:list-item>
              </text:list>
            </text:list-item>
          </text:list>
        </text:list-item>
      </text:list>
      <text:p text:style-name="P10"/>
      <text:list xml:id="list31671688" text:continue-numbering="true" text:style-name="L1">
        <text:list-item>
          <text:list>
            <text:list-item>
              <text:list>
                <text:list-item>
                  <text:p text:style-name="P11"/>
                </text:list-item>
              </text:list>
            </text:list-item>
            <text:list-item>
              <text:p text:style-name="P5">Disclaimer [text:]</text:p>
            </text:list-item>
            <text:list-item>
              <text:p text:style-name="P5">Footer [text: footer]</text:p>
            </text:list-item>
            <text:list-item>
              <text:p text:style-name="P5"/>
            </text:list-item>
            <text:list-item>
              <text:p text:style-name="P5">#### END PAGE</text:p>
            </text:list-item>
            <text:list-item>
              <text:p text:style-name="P5">#### To-Do</text:p>
              <text:p text:style-name="P14"/>
            </text:list-item>
          </text:list>
          <text:p text:style-name="P14"/>
          <text:list text:continue-numbering="true">
            <text:list-header>
              <text:p text:style-name="P5"/>
              <text:p text:style-name="P5"/>
            </text:list-header>
          </text:list>
        </text:list-item>
      </text:list>
      <text:p text:style-name="P1"/>
      <text:p text:style-name="P1"/>
      <text:list xml:id="list31678199" text:continue-numbering="true" text:style-name="L1">
        <text:list-item>
          <text:list>
            <text:list-item>
              <text:list>
                <text:list-header>
                  <text:p text:style-name="P5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style:font-name="Calibri" fo:font-size="8pt" fo:font-weight="bold" style:font-size-asian="8pt" style:font-weight-asian="bold" style:font-size-complex="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34DT12H15M23S</meta:editing-duration>
    <meta:editing-cycles>1884</meta:editing-cycles>
    <meta:generator>OpenOffice.org/3.3$Win32 OpenOffice.org_project/330m20$Build-9567</meta:generator>
    <dc:date>2012-01-18T11:54:27.97</dc:date>
    <dc:creator>James Wilfong</dc:creator>
    <meta:document-statistic meta:table-count="0" meta:image-count="0" meta:object-count="0" meta:page-count="1" meta:paragraph-count="37" meta:word-count="238" meta:character-count="3526"/>
    <meta:user-defined meta:name="Info 1"/>
    <meta:user-defined meta:name="Info 2"/>
    <meta:user-defined meta:name="Info 3"/>
    <meta:user-defined meta:name="Info 4"/>
  </office:meta>
</office:document-meta>
</file>